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7837e" officeooo:paragraph-rsid="0017837e"/>
    </style:style>
    <style:style style:name="P2" style:family="paragraph" style:parent-style-name="Standard">
      <style:paragraph-properties fo:break-before="page"/>
      <style:text-properties officeooo:rsid="0017837e" officeooo:paragraph-rsid="001783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I</text:p>
      <text:p text:style-name="P1">Lab 1</text:p>
      <text:p text:style-name="P1">“Mobile application for cartographs(?)”</text:p>
      <text:p text:style-name="P1"/>
      <text:p text:style-name="P1"/>
      <text:p text:style-name="P1"/>
      <text:p text:style-name="P1"/>
      <text:p text:style-name="P2">Objectives the user will achieve by using this program:</text:p>
      <text:p text:style-name="P1">1. Get the coordinates of a single point or many</text:p>
      <text:p text:style-name="P1">2. alllow to map a previously unkown/unmapped road</text:p>
      <text:p text:style-name="P1">3. export the data to OpenStreetMap.org for editing and appending it to the existing map.</text:p>
      <text:p text:style-name="P1"/>
      <text:p text:style-name="P1">Modules: </text:p>
      <text:p text:style-name="P1">* Automatic road tracking</text:p>
      <text:p text:style-name="P1">* manual GPS positioning</text:p>
      <text:p text:style-name="P1">* storage module</text:p>
      <text:p text:style-name="P1">* visualization module + adnotations</text:p>
      <text:p text:style-name="P1">* authentication module (for OSM)</text:p>
      <text:p text:style-name="P1">* uploading module</text:p>
      <text:p text:style-name="P1"/>
      <text:p text:style-name="P1">List of questions answered by the interface: </text:p>
      <text:p text:style-name="P1">* What's my precise current position?</text:p>
      <text:p text:style-name="P1">* How to track the road automatically?</text:p>
      <text:p text:style-name="P1">* What data I have until now?</text:p>
      <text:p text:style-name="P1">* how can I send it to the server?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01:31:06.089933241</meta:creation-date>
    <dc:date>2013-09-17T01:41:53.845327587</dc:date>
    <meta:editing-duration>P0D</meta:editing-duration>
    <meta:editing-cycles>1</meta:editing-cycles>
    <meta:document-statistic meta:table-count="0" meta:image-count="0" meta:object-count="0" meta:page-count="2" meta:paragraph-count="19" meta:word-count="110" meta:character-count="633" meta:non-whitespace-character-count="540"/>
    <meta:generator>LibreOffice/4.1.1.2$Linux_X86_64 LibreOffice_project/410m0$Build-2</meta:generator>
  </office:meta>
</office:document-meta>
</file>